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>یک پیشنهاد سریع برای حرکتِ اول بودن</text:p>
      <text:p text:style-name="P1"/>
      <text:p text:style-name="P1">برای ساخت محصول کاربردی ۸۱ بومی» جچه منابع و زیرساخت‌عابی برای اجرای این بروژه لازم است؟</text:p>
      <text:p text:style-name="P1">۰ ۱ () تأمین (۳۱ و سخت‌افزار, (۲) مدیریت کلاد. (۳) مدل هوش مصنوعی, (ع) نرم‌افزار پایدار</text:p>
      <text:p text:style-name="P1">و دسترس‌پذیر با پشتیبانی قوی (۵) کلان‌داده‌ی فارسی, (1) دسترسی به بازار عمومی.</text:p>
      <text:p text:style-name="P1"/>
      <text:p text:style-name="P1">۱. مدل هوش مصنوعی, از معادله‌ی ساده تا مدل‌های چندمیلیارد پارامتری</text:p>
      <text:p text:style-name="P1"/>
      <text:p text:style-name="P1">مدل هوش مصنوعی را می‌توان به معادله‌ی 0 + 2 2 ۷۷ تشبیه کرد؛ مدلی که به‌جای دو بارامثر ساده.</text:p>
      <text:p text:style-name="P1">کاه تا صدها مبلیارد پارامتر دارد. مانند 2000500 با ۷۰۰ میلیارد پارامنر. در فرآیند آموزش(۲۱۵۱۱۱۱0) ۰</text:p>
      <text:p text:style-name="P1">داده‌های زیادی (2 و۷) به مدل داده می‌شود تا بهثرین پارامترها برای تفریب دقیق نعبین شوند. پس</text:p>
      <text:p text:style-name="P1">از آموزش, مدل قادر است با دریافت هر 2 حدید. ۷ متناظر را پیش‌بینی کند که به اين مرحله «اسئنتاج»</text:p>
      <text:p text:style-name="P1">(۱۱۲۵۱۵۱۵0) میگویند؛ این همان فرآبندی است که وقتی سوال وارد ۱ ۱۵۱۱:) می‌شود. پاسخ مناسب</text:p>
      <text:p text:style-name="P1"/>
      <text:p text:style-name="P1">آن اراثه می‌شود. به معادله, مد.ل می‌کویند؛ به 2 و 19 پارامثر و به اجرای مدل استنناج گفنه می‌شود</text:p>
      <text:p text:style-name="P1"/>
      <text:p text:style-name="P1">۲ رورت تفکیک نقش‌«ا مبان تیم‌های وش مصنوعی و نرمافزار</text:p>
      <text:p text:style-name="P1"/>
      <text:p text:style-name="P1">حالا فرض کنید که قصد داریم اين مدل را براي ده میلیون کاربر ابرانی اجرا نیم و هر کدام رورانه حدود</text:p>
      <text:p text:style-name="P1"/>
      <text:p text:style-name="P1">۰ سوال را مطرح می‌کنند. در ابن مرحله. دیخر ببازی به تیم هوش مصنوعی نداریم زیرا مدل. دیشن‌تر</text:p>
      <text:p text:style-name="P1">آموزش دیده و آماده شده است. انجه اکنون نباز داریم. «یک تیم ذرم‌افزاری» است که بنواند در مقیاس</text:p>
      <text:p text:style-name="P1">بالاء اين مدل را در قالب بی برم‌افزار بابذار و سربع در اخثیار ثاربران ثرار دهد. اما کدام نهادها در</text:p>
      <text:p text:style-name="P1">کشور تجربه‌ی جنین مقیاسی را دارند؟ باسح مشخص اسه کافهبازاره دیجیلالا پیام‌رسان‌ها ه برخی</text:p>
      <text:p text:style-name="P1">ابلیکیشن‌هابی که میلیون‌ها کاربر دارند. حثی همراه اول و ایرانسل با وجود زدرساخت ارثباطی نسترده.</text:p>
      <text:p text:style-name="P1">جنبر, تجربه‌ای را ندارد جراکه اینها صرفا ابرانورهای محابرانی هستند اما در مفابل. اسنب. تیسی و</text:p>
      <text:p text:style-name="P1">سایر آپ‌هایی که با عموم مردم در نعامل‌اند. تجربه‌ی عملبانی لازم را دارند؛ بنابراین ما باید «نخش‌ها؛</text:p>
      <text:p text:style-name="P1">را تفکیک کنیم: از تیم هوش مصنوعی می‌خواهیم مدل را ثرین کند و از نیم نرم‌افزاری می‌خواهیم که</text:p>
      <text:p text:style-name="P1">مدل آموزش‌داده را در اختیار مردم قرار دهد. این دو فرآیند. به دو تیم جداگانه احتیاج دارند</text:p>
      <text:p text:style-name="P1"/>
      <text:p text:style-name="P1">۳ بازاریابی, توزیع و استفاده از ظرفیت برندهای موجود</text:p>
      <text:p text:style-name="P1"/>
      <text:p text:style-name="P1">از منظر بازاریابی» حتی اگر نرم‌افزاری را به‌طور کامل از گوکل خریداری کرده باشید. چند سال زمان »ی‌برد</text:p>
      <text:p text:style-name="P1">تا مردم. نام آن را بشنوند و استفاده از آن را بپذیرند. به عنوان نمونه, برند «با سلام» با صرف هزینه‌های</text:p>
      <text:p text:style-name="P1">بالا توانست فقط تا حدی نام خود را مطرح کند بنابراین چرا باید این مسیر زمان‌بر را مجدداً طی کنیم؟</text:p>
      <text:p text:style-name="P1">در حالی‌که هم‌اکنون اپلیکیشن‌ها و برندهایی چون بله. ایتاء روبیکاء نپسی: اسنپ. باسلام و دیجی‌کالا</text:p>
      <text:p text:style-name="P1"/>
      <text:p text:style-name="P1">عصصوه صصون)</text:p>
      <text:p text:style-name="P1">را در دسترس داریم. باید با یک - یا کنسرسیومی از آن‌ها - شراکت کنیم و بگوپیم: شما این سرویس</text:p>
      <text:p text:style-name="P1">را ارائه دهید. این دقیفاً همان فرآیند «بازاریابی» است؛ تیم نرم‌افزاری‌ای که مثلاً در باسلام. سرویس</text:p>
      <text:p text:style-name="P1"><text:soft-page-break/>دسترسی و خدمات نرم‌افزاری را ارائه می‌کند. در عمل کار تبلیغ و بازاریابی را هم به‌صورت رایگان با</text:p>
      <text:p text:style-name="P1">بسیار کم‌هزینه انجام می‌دهد. کافی است باسلام یا دیجی‌کالا در وب‌سایت خود یک بخش جدید با</text:p>
      <text:p text:style-name="P1">عنوان‌هابی مانند «چت‌بات» یا «هوش مصنوعی» ایجاد کنند؛ کاربران وارد آن می‌شوند. سوّال می‌پرسند</text:p>
      <text:p text:style-name="P1">و پاسخ دریافت می‌کنند؛ همان کاربرانی که هر روز در سایت و اپ حضور دارند. همین الگو می‌تواند در</text:p>
      <text:p text:style-name="P1">اسنپ فود, بله, روبیکاء اینا و سایر آپ‌ها نیز پیاده‌سازی شود. به این ترتیب» مسئله‌ی بازاریابی و ارائه‌ی</text:p>
      <text:p text:style-name="P1"/>
      <text:p text:style-name="P1">6 تولید مدل بومی با مدل آماده؟</text:p>
      <text:p text:style-name="P1">پیشنهاد این است که در فاز نخست. «تولید مدل بومی و الگوی زبانی بزرگ» کنار گذاشته شود و به‌جای</text:p>
      <text:p text:style-name="P1">آن, از یک مدل آماده (عمدتاً 501۲06 0060) استفاده شود که تنها با داده‌های ایرانی بازآموزی می‌شود.</text:p>
      <text:p text:style-name="P1"/>
      <text:p text:style-name="P1">رابرد پیشنهادی (۱): مشارکت چندجانبه</text:p>
      <text:p text:style-name="P1">بر این اساس, ما به شراکت و ثعامل میان دو با چند بازیگر نیاز جدی داریم.</text:p>
      <text:p text:style-name="P1">۰ در گام اول و در لایه‌ی سخت‌فزار, 6۱۷ باید نهیه شود. این منابع می‌تواند توسط خودمان با</text:p>
      <text:p text:style-name="P1">با مشارکت سایر سرمایه‌کذاران تأمین شود.</text:p>
      <text:p text:style-name="P1">۰ کام بعدی, مدیریت این سخت‌افزار در لایه‌ی ابری (6۱00) است</text:p>
      <text:p text:style-name="P1">» کام بعدی. ترین کردن مدل است که یکی از ثیم‌ها. نیم موجود و در مرحله‌ی فرارداد (انای</text:p>
      <text:p text:style-name="P1">عباسی) است (از نظر فنی» این ثیم دارای نمره‌ی قبولی است). راهکار بيشنهادی. استفاده ار</text:p>
      <text:p text:style-name="P1">مدل‌های ازییش‌آموزش‌دیده (۲۵۱۲۵۱۳۱6۵) و تنظیم آن‌ها با داده‌های ایرانی است که نباز ب؛</text:p>
      <text:p text:style-name="P1">تحفیق و نوسعه‌ی گسترده را کاهش می‌دهد؛ اين رویکرد. هزینه‌ها را کنترل کرده. زمان عرضه</text:p>
      <text:p text:style-name="P1">به بازار را بسیار کوتاه می‌کند (برای مدل ۸ بومی. پیشنهاد بعدی را طرح کرده‌ایم)</text:p>
      <text:p text:style-name="P1">» کام بعدی و در لابه‌ی نرم‌افزار نیز به‌نظر می‌رسد «پیام‌رسان‌ها» بهترین گزینه هستنده ریرا</text:p>
      <text:p text:style-name="P1">«کلان‌داده». «بازار» و «بستر اجراپی و نرم‌افزاری» را به‌طور هم‌زمان در اختبار دارند. اسنب و</text:p>
      <text:p text:style-name="P1">تپسی و باسلام. اگرچه زیرساخت فنی و قدرت بازاریابی دارند اما فاقد کلان‌داده‌ی فارسی</text:p>
      <text:p text:style-name="P1">هستند؛ در حالی‌که بله. ایتا و روبیکا این داده‌ها را در اختیار دارند. برخی نهادهای رسمی ننز</text:p>
      <text:p text:style-name="P1">وعده داده‌اند داده‌های خود را ارائه دهند. مانند کتابخانه‌ی ملی, ایران‌داک. سازمان ثبت اسناد</text:p>
      <text:p text:style-name="P1">و فوه‌ی قضایبه اما در عمل, این داده‌ها واگذار نمی‌شوند: در نتیجه. تکیه بر پیام‌رسان‌ها</text:p>
      <text:p text:style-name="P1">وافع‌بینانه‌ترین نصمیم برای یک عملکرد سریع است.</text:p>
      <text:p text:style-name="P1"/>
      <text:p text:style-name="P1">5</text:p>
      <text:p text:style-name="P1">ٍ راهبرد پیشنهادی (۲): الهام گرفتن از تجربه‌ی یاندکس (۷۵0۵6۵)</text:p>
      <text:p text:style-name="P1"/>
      <text:p text:style-name="P1">5</text:p>
      <text:p text:style-name="P1"/>
      <text:p text:style-name="P1">در زمینه‌ی تولید مدل‌های هوش مصنوعی (بومی و ترین‌شده) تیم‌هایی هسنند که چند سال</text:p>
      <text:p text:style-name="P1">است در این حوزه فعالیت می‌کنند. تیم‌های «همراه اول» و «همکاران سیستم» فعال هستند؛</text:p>
      <text:p text:style-name="P1">هر تیم. نهایتاً ۵ نفر عضو اصلی و کلیدی دارد. این تیم‌ها با توجه به نیازهای سازمانی. در</text:p>
      <text:p text:style-name="P1">حوزه‌ی پشتیبانی» پاسخ‌گویی به پرسش‌ها و توسعه‌ی چت‌بات‌ها فعالیت دارند. تیم دیگری به</text:p>
      <text:p text:style-name="P1">نام «ژرفا» نیز وجود دارد که احتمالاً زیرمجموعه‌ی واجا. شده است و عملاً از اکوسیستم بازا,</text:p>
      <text:p text:style-name="P1">خود را حذف کرده است.</text:p>
      <text:p text:style-name="P1"/>
      <text:p text:style-name="P1">این تیم‌ها و چند تیم دیگر, بخشی از مسیر موردنظر ما را رفته‌اند و سرویس هم اراثه کرده‌اند</text:p>
      <text:p text:style-name="P1">اما کمتر کسی نام سایت و محصول اینها را می‌شناسد! چرا؟ چون گمان میکرده‌اند با الگوهای</text:p>
      <text:p text:style-name="P1">بازاریابی معمول و نیز خرید کلان‌داده‌هاء میتوانند به کاربران میلیونی دست پیدا کنند (اين</text:p>
      <text:p text:style-name="P1">مسیر همان پیشنهادی است که در طرح آقای عباسی آمده است)؛ بنابراین ما نباید اين <text:soft-page-break/>مسیر</text:p>
      <text:p text:style-name="P1">اشتباه را دوباره تکرار کنیم.</text:p>
      <text:p text:style-name="P1"/>
      <text:p text:style-name="P1">در نهایت در زمینه‌ی تیم‌های هوش مصنوعی, تیم فعلی را باید وارد کار کرد اما از آنها باید</text:p>
      <text:p text:style-name="P1">ترین کردن مدل را توقع داشت و پيشنهاد میشود حلقه‌های پیشین و پسین را با الگوی</text:p>
      <text:p text:style-name="P1">مشارکتی؛ پیش ببریم.</text:p>
      <text:p text:style-name="P1"/>
      <text:p text:style-name="P1">تجربه‌ی هوش مصنوعی یاندکس (بومی روسیه) هم همین را میگوید. شرکت یاندکس از سال</text:p>
      <text:p text:style-name="P1">۲۰ و همزمان با معرفی 6۳۲-3 و در شرایطی که این فناوری برای بسیاری ناشناخته بود.</text:p>
      <text:p text:style-name="P1">سرمایه‌گذاری بلندمدت خود را در حوزه مدل‌های زبانی آغاز کرد. این شرکت طی ۱۸ ماه. موفق</text:p>
      <text:p text:style-name="P1">شد مدل بومی ۳۵ میلیارد پارامتری خود را توسعه دهد که از زبان‌های روسی. ازبکی. عربی:</text:p>
      <text:p text:style-name="P1">ترکی و انگلیسی پشتیبانی می‌کند (مقایسه کنید با مدل ۷۰۰ میلیارد بارامتری دیب‌سیک)</text:p>
      <text:p text:style-name="P1">یاندکس در این مدت. برای این محصول از چهار سرور مجهز به ۸ کارت گرافیک و با بودجه‌ای</text:p>
      <text:p text:style-name="P1">در حدود دو میلیون دلار بهره برد و اخیراً بخشی از دستاوردهای خود (مدل ۸ مبلبارد بارامتری)</text:p>
      <text:p text:style-name="P1">را به صورت اوپن‌سورس منتشر کرده است.</text:p>
      <text:p text:style-name="P1"/>
      <text:p text:style-name="P1">این تجربه‌ی موفق, ثابت کرد که با برنامه‌ریزی استراتژیک و مدیربت منابع. حتی با امکانات</text:p>
      <text:p text:style-name="P1">محدود نیز می‌توان به دستاوردهای قابل توجهی در توسعه‌ی مدل‌های زبانی کاملا بومی دست</text:p>
      <text:p text:style-name="P1">یافت.</text:p>
      <text:p text:style-name="P1"/>
      <text:p text:style-name="P1">در مذاکرات اخیر نمایندگان یاندکس اعلام کردند در سطوح مختلفی برای همکاری و تعامل با</text:p>
      <text:p text:style-name="P1">دانشگاه آماده هستند. اعمّ از سرمایه‌گذاری مشترک. توسعه‌ی زیرساخت, توسعه‌ی مدل زبانی</text:p>
      <text:p text:style-name="P1"/>
      <text:p text:style-name="P1">بر اساس زبان فارسی و مشاوره برای راه‌اندازی مدل بومی ایرانی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6T17:10:17.971910260</dc:date>
    <meta:editing-duration>PT15S</meta:editing-duration>
    <meta:editing-cycles>1</meta:editing-cycles>
    <meta:document-statistic meta:table-count="0" meta:image-count="0" meta:object-count="0" meta:page-count="3" meta:paragraph-count="87" meta:word-count="1219" meta:character-count="6404" meta:non-whitespace-character-count="5272"/>
    <meta:generator>LibreOffice/24.2.7.2$Linux_X86_64 LibreOffice_project/420$Build-2</meta:generator>
  </office:meta>
</office:document-meta>
</file>